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B00000093A4D63FD35B818F40.png" manifest:media-type="image/png"/>
  <manifest:file-entry manifest:full-path="Pictures/1000000000000500000002D0C78FE9E3D7089E20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98cm" svg:height="15.748cm" svg:x="0.001cm" svg:y="0.001cm">
          <draw:image xlink:href="Pictures/1000000000000500000002D0C78FE9E3D7089E20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Jesús predice la traición</text:span></text:p>
            <text:p text:style-name="P3"><text:span text:style-name="T2">(Juan 13.18-38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15T11:16:27.110000000</dc:date>
    <meta:editing-duration>PT2H27M24S</meta:editing-duration>
    <meta:editing-cycles>42</meta:editing-cycles>
    <meta:generator>LibreOffice/5.4.7.2$Windows_X86_64 LibreOffice_project/c838ef25c16710f8838b1faec480ebba495259d0</meta:generator>
    <meta:document-statistic meta:object-count="3"/>
  </office:meta>
</office:document-meta>
</file>